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5.6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lassificação Olson e Leaf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Olson Global Ecosystems</text:p>
          </table:table-cell>
          <table:covered-table-cell/>
          <table:table-cell table:style-name="ce1" office:value-type="string" table:number-columns-spanned="2" table:number-rows-spanned="1">
            <text:p>LEAF3</text:p>
          </table:table-cell>
          <table:covered-table-cell/>
          <table:table-cell table:number-columns-repeated="2"/>
          <table:table-cell office:value-type="string">
            <text:p>BRAMS3,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URBAN</text:p>
          </table:table-cell>
          <table:table-cell office:value-type="float" office:value="19">
            <text:p>19</text:p>
          </table:table-cell>
          <table:table-cell office:value-type="string">
            <text:p><text:s text:c="2"/>Urban and built up</text:p>
          </table:table-cell>
          <table:table-cell/>
          <table:table-cell office:value-type="float" office:value="0">
            <text:p>0</text:p>
          </table:table-cell>
          <table:table-cell office:value-type="string">
            <text:p><text:s/>Oce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LOW SPARSE GRASSLAND</text:p>
          </table:table-cell>
          <table:table-cell office:value-type="float" office:value="8">
            <text:p>8</text:p>
          </table:table-cell>
          <table:table-cell office:value-type="string">
            <text:p><text:s text:c="2"/>Short gras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2"/>Lakes, rivers, stream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CONIFEROUS FOREST</text:p>
          </table:table-cell>
          <table:table-cell office:value-type="float" office:value="4">
            <text:p>4</text:p>
          </table:table-cell>
          <table:table-cell office:value-type="string">
            <text:p><text:s text:c="2"/>Evergreen needleleaf tre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 text:c="2"/>Ice cap/glaci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DECIDUOUS CONIFER FOREST</text:p>
          </table:table-cell>
          <table:table-cell office:value-type="float" office:value="5">
            <text:p>5</text:p>
          </table:table-cell>
          <table:table-cell office:value-type="string">
            <text:p><text:s text:c="2"/>Deciduous needleleaf tre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DECIDUOUS BROADLEAF FOREST</text:p>
          </table:table-cell>
          <table:table-cell office:value-type="float" office:value="6">
            <text:p>6</text:p>
          </table:table-cell>
          <table:table-cell office:value-type="string">
            <text:p><text:s text:c="2"/>Deciduous broadleaf tre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 text:c="2"/>Evergreen needleleaf tre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EVERGREEN BROADLEAF FORESTS</text:p>
          </table:table-cell>
          <table:table-cell office:value-type="float" office:value="7">
            <text:p>7</text:p>
          </table:table-cell>
          <table:table-cell office:value-type="string">
            <text:p><text:s text:c="2"/>Evergreen broadleaf tree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 text:c="2"/>Deciduous needleleaf tre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TALL GRASSES AND SHRUBS</text:p>
          </table:table-cell>
          <table:table-cell office:value-type="float" office:value="9">
            <text:p>9</text:p>
          </table:table-cell>
          <table:table-cell office:value-type="string">
            <text:p><text:s text:c="2"/>Tall grass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 text:c="2"/>Deciduous broadleaf tre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BARE DESERT</text:p>
          </table:table-cell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 text:c="2"/>Evergreen broadleaf tre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UPLAND TUNDRA</text:p>
          </table:table-cell>
          <table:table-cell office:value-type="float" office:value="11">
            <text:p>11</text:p>
          </table:table-cell>
          <table:table-cell office:value-type="string">
            <text:p><text:s text:c="2"/>Tundra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s text:c="2"/>Short gras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IRRIGATED GRASSLAND</text:p>
          </table:table-cell>
          <table:table-cell office:value-type="float" office:value="16">
            <text:p>16</text:p>
          </table:table-cell>
          <table:table-cell office:value-type="string">
            <text:p><text:s text:c="2"/>Irrigated crop</text:p>
          </table:table-cell>
          <table:table-cell/>
          <table:table-cell office:value-type="float" office:value="9">
            <text:p>9</text:p>
          </table:table-cell>
          <table:table-cell office:value-type="string">
            <text:p><text:s text:c="2"/>Tall gras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SEMI DESERT</text:p>
          </table:table-cell>
          <table:table-cell office:value-type="float" office:value="10">
            <text:p>10</text:p>
          </table:table-cell>
          <table:table-cell office:value-type="string">
            <text:p><text:s text:c="2"/>Semi-desert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<text:s text:c="2"/>Semi-deser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GLACIER ICE</text:p>
          </table:table-cell>
          <table:table-cell office:value-type="float" office:value="2">
            <text:p>2</text:p>
          </table:table-cell>
          <table:table-cell office:value-type="string">
            <text:p><text:s text:c="2"/>Ice cap/glacier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<text:s text:c="2"/>Tundr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WOODED WET SWAMP</text:p>
          </table:table-cell>
          <table:table-cell office:value-type="float" office:value="17">
            <text:p>17</text:p>
          </table:table-cell>
          <table:table-cell office:value-type="string">
            <text:p><text:s text:c="2"/>Bog or marsh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<text:s text:c="2"/>Evergreen shrub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INLAND WATER</text:p>
          </table:table-cell>
          <table:table-cell office:value-type="float" office:value="0">
            <text:p>0</text:p>
          </table:table-cell>
          <table:table-cell office:value-type="string">
            <text:p><text:s/>Ocean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<text:s text:c="2"/>Deciduous shrub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SEA WATER</text:p>
          </table:table-cell>
          <table:table-cell office:value-type="float" office:value="0">
            <text:p>0</text:p>
          </table:table-cell>
          <table:table-cell office:value-type="string">
            <text:p><text:s/>Ocean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<text:s text:c="2"/>Mixed woodlan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SHRUB EVERGREEN</text:p>
          </table:table-cell>
          <table:table-cell office:value-type="float" office:value="12">
            <text:p>12</text:p>
          </table:table-cell>
          <table:table-cell office:value-type="string">
            <text:p><text:s text:c="2"/>Evergreen shrub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<text:s text:c="2"/>Crop/mixed farming, C3 grasslan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SHRUB DECIDUOUS</text:p>
          </table:table-cell>
          <table:table-cell office:value-type="float" office:value="13">
            <text:p>13</text:p>
          </table:table-cell>
          <table:table-cell office:value-type="string">
            <text:p><text:s text:c="2"/>Deciduous shrub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<text:s text:c="2"/>Irrigated crop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MIXED FOREST AND FIELD</text:p>
          </table:table-cell>
          <table:table-cell office:value-type="float" office:value="14">
            <text:p>14</text:p>
          </table:table-cell>
          <table:table-cell office:value-type="string">
            <text:p><text:s text:c="2"/>Mixed woodland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<text:s text:c="2"/>Bog or marsh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EVERGREEN FOREST AND FIELDS</text:p>
          </table:table-cell>
          <table:table-cell office:value-type="float" office:value="18">
            <text:p>18</text:p>
          </table:table-cell>
          <table:table-cell office:value-type="string">
            <text:p><text:s text:c="2"/>Wooded grassland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<text:s text:c="2"/>Wooded grasslan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COOL RAIN FOREST</text:p>
          </table:table-cell>
          <table:table-cell office:value-type="float" office:value="4">
            <text:p>4</text:p>
          </table:table-cell>
          <table:table-cell office:value-type="string">
            <text:p><text:s text:c="2"/>Evergreen needleleaf tree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<text:s text:c="2"/>Urban and built up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CONIFER BOREAL FOREST</text:p>
          </table:table-cell>
          <table:table-cell office:value-type="float" office:value="4">
            <text:p>4</text:p>
          </table:table-cell>
          <table:table-cell office:value-type="string">
            <text:p><text:s text:c="2"/>Evergreen needleleaf tree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<text:s text:c="2"/>Wetland evergreen broadleaf tre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COOL CONIFER FOREST</text:p>
          </table:table-cell>
          <table:table-cell office:value-type="float" office:value="4">
            <text:p>4</text:p>
          </table:table-cell>
          <table:table-cell office:value-type="string">
            <text:p><text:s text:c="2"/>Evergreen needleleaf tree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<text:s text:c="2"/>Very urban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COOL MIXED FOREST</text:p>
          </table:table-cell>
          <table:table-cell office:value-type="float" office:value="14">
            <text:p>14</text:p>
          </table:table-cell>
          <table:table-cell office:value-type="string">
            <text:p><text:s text:c="2"/>Mixed woodland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MIXED FOREST</text:p>
          </table:table-cell>
          <table:table-cell office:value-type="float" office:value="14">
            <text:p>14</text:p>
          </table:table-cell>
          <table:table-cell office:value-type="string">
            <text:p><text:s text:c="2"/>Mixed woodland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COOL BROADLEAF FOREST</text:p>
          </table:table-cell>
          <table:table-cell office:value-type="float" office:value="6">
            <text:p>6</text:p>
          </table:table-cell>
          <table:table-cell office:value-type="string">
            <text:p><text:s text:c="2"/>Deciduous broadleaf tree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DECIDUOUS BROADLEAF FOREST</text:p>
          </table:table-cell>
          <table:table-cell office:value-type="float" office:value="6">
            <text:p>6</text:p>
          </table:table-cell>
          <table:table-cell office:value-type="string">
            <text:p><text:s text:c="2"/>Deciduous broadleaf tree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CONIFER FOREST</text:p>
          </table:table-cell>
          <table:table-cell office:value-type="float" office:value="4">
            <text:p>4</text:p>
          </table:table-cell>
          <table:table-cell office:value-type="string">
            <text:p><text:s text:c="2"/>Evergreen needleleaf tree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MONTANE TROPICAL FORESTS</text:p>
          </table:table-cell>
          <table:table-cell office:value-type="float" office:value="7">
            <text:p>7</text:p>
          </table:table-cell>
          <table:table-cell office:value-type="string">
            <text:p><text:s text:c="2"/>Evergreen broadleaf tree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SEASONAL TROPICAL FOREST</text:p>
          </table:table-cell>
          <table:table-cell office:value-type="float" office:value="7">
            <text:p>7</text:p>
          </table:table-cell>
          <table:table-cell office:value-type="string">
            <text:p><text:s text:c="2"/>Evergreen broadleaf tree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COOL CROPS AND TOWNS</text:p>
          </table:table-cell>
          <table:table-cell office:value-type="float" office:value="15">
            <text:p>15</text:p>
          </table:table-cell>
          <table:table-cell office:value-type="string">
            <text:p><text:s text:c="2"/>Crop/mixed farming, C3 grassland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CROPS AND TOWN</text:p>
          </table:table-cell>
          <table:table-cell office:value-type="float" office:value="15">
            <text:p>15</text:p>
          </table:table-cell>
          <table:table-cell office:value-type="string">
            <text:p><text:s text:c="2"/>Crop/mixed farming, C3 grassland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DRY TROPICAL WOODS</text:p>
          </table:table-cell>
          <table:table-cell office:value-type="float" office:value="6">
            <text:p>6</text:p>
          </table:table-cell>
          <table:table-cell office:value-type="string">
            <text:p><text:s text:c="2"/>Deciduous broadleaf tree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TROPICAL RAINFOREST</text:p>
          </table:table-cell>
          <table:table-cell office:value-type="float" office:value="7">
            <text:p>7</text:p>
          </table:table-cell>
          <table:table-cell office:value-type="string">
            <text:p><text:s text:c="2"/>Evergreen broadleaf tree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TROPICAL DEGRADED FOREST</text:p>
          </table:table-cell>
          <table:table-cell office:value-type="float" office:value="7">
            <text:p>7</text:p>
          </table:table-cell>
          <table:table-cell office:value-type="string">
            <text:p><text:s text:c="2"/>Evergreen broadleaf tree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CORN AND BEANS CROPLAND</text:p>
          </table:table-cell>
          <table:table-cell office:value-type="float" office:value="15">
            <text:p>15</text:p>
          </table:table-cell>
          <table:table-cell office:value-type="string">
            <text:p><text:s text:c="2"/>Crop/mixed farming, C3 grassland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RICE PADDY AND FIELD</text:p>
          </table:table-cell>
          <table:table-cell office:value-type="float" office:value="16">
            <text:p>16</text:p>
          </table:table-cell>
          <table:table-cell office:value-type="string">
            <text:p><text:s text:c="2"/>Irrigated crop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HOT IRRIGATED CROPLAND</text:p>
          </table:table-cell>
          <table:table-cell office:value-type="float" office:value="16">
            <text:p>16</text:p>
          </table:table-cell>
          <table:table-cell office:value-type="string">
            <text:p><text:s text:c="2"/>Irrigated crop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COOL IRRIGATED CROPLAND</text:p>
          </table:table-cell>
          <table:table-cell office:value-type="float" office:value="16">
            <text:p>16</text:p>
          </table:table-cell>
          <table:table-cell office:value-type="string">
            <text:p><text:s text:c="2"/>Irrigated crop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COLD IRRIGATED CROPLAND</text:p>
          </table:table-cell>
          <table:table-cell office:value-type="float" office:value="16">
            <text:p>16</text:p>
          </table:table-cell>
          <table:table-cell office:value-type="string">
            <text:p><text:s text:c="2"/>Irrigated crop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COOL GRASSES AND SHRUBS</text:p>
          </table:table-cell>
          <table:table-cell office:value-type="float" office:value="8">
            <text:p>8</text:p>
          </table:table-cell>
          <table:table-cell office:value-type="string">
            <text:p><text:s text:c="2"/>Short grass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HOT AND MILD GRASSES AND SHRUBS</text:p>
          </table:table-cell>
          <table:table-cell office:value-type="float" office:value="8">
            <text:p>8</text:p>
          </table:table-cell>
          <table:table-cell office:value-type="string">
            <text:p><text:s text:c="2"/>Short grass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COLD GRASSLAND</text:p>
          </table:table-cell>
          <table:table-cell office:value-type="float" office:value="8">
            <text:p>8</text:p>
          </table:table-cell>
          <table:table-cell office:value-type="string">
            <text:p><text:s text:c="2"/>Short grass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SAVANNA (WOODS)</text:p>
          </table:table-cell>
          <table:table-cell office:value-type="float" office:value="18">
            <text:p>18</text:p>
          </table:table-cell>
          <table:table-cell office:value-type="string">
            <text:p><text:s text:c="2"/>Wooded grassland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MIRE, BOG, FEN</text:p>
          </table:table-cell>
          <table:table-cell office:value-type="float" office:value="17">
            <text:p>17</text:p>
          </table:table-cell>
          <table:table-cell office:value-type="string">
            <text:p><text:s text:c="2"/>Bog or marsh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MARSH WETLAND</text:p>
          </table:table-cell>
          <table:table-cell office:value-type="float" office:value="17">
            <text:p>17</text:p>
          </table:table-cell>
          <table:table-cell office:value-type="string">
            <text:p><text:s text:c="2"/>Bog or marsh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MEDITERRANEAN SCRUB</text:p>
          </table:table-cell>
          <table:table-cell office:value-type="float" office:value="12">
            <text:p>12</text:p>
          </table:table-cell>
          <table:table-cell office:value-type="string">
            <text:p><text:s text:c="2"/>Evergreen shrub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DRY WOODY SCRUB</text:p>
          </table:table-cell>
          <table:table-cell office:value-type="float" office:value="12">
            <text:p>12</text:p>
          </table:table-cell>
          <table:table-cell office:value-type="string">
            <text:p><text:s text:c="2"/>Evergreen shrub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DRY EVERGREEN WOODS</text:p>
          </table:table-cell>
          <table:table-cell office:value-type="float" office:value="7">
            <text:p>7</text:p>
          </table:table-cell>
          <table:table-cell office:value-type="string">
            <text:p><text:s text:c="2"/>Evergreen broadleaf tree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VOLCANIC ROCK</text:p>
          </table:table-cell>
          <table:table-cell office:value-type="float" office:value="10">
            <text:p>10</text:p>
          </table:table-cell>
          <table:table-cell office:value-type="string">
            <text:p><text:s text:c="2"/>Semi-desert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SAND DESERT</text:p>
          </table:table-cell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SEMI DESERT SHRUBS</text:p>
          </table:table-cell>
          <table:table-cell office:value-type="float" office:value="10">
            <text:p>10</text:p>
          </table:table-cell>
          <table:table-cell office:value-type="string">
            <text:p><text:s text:c="2"/>Semi-desert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/>SEMI DESERT SAGE</text:p>
          </table:table-cell>
          <table:table-cell office:value-type="float" office:value="10">
            <text:p>10</text:p>
          </table:table-cell>
          <table:table-cell office:value-type="string">
            <text:p><text:s text:c="2"/>Semi-desert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BARREN TUNDRA</text:p>
          </table:table-cell>
          <table:table-cell office:value-type="float" office:value="11">
            <text:p>11</text:p>
          </table:table-cell>
          <table:table-cell office:value-type="string">
            <text:p><text:s text:c="2"/>Tundra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/>COOL SOUTHERN HEMISPHERE MIXED FORESTS</text:p>
          </table:table-cell>
          <table:table-cell office:value-type="float" office:value="14">
            <text:p>14</text:p>
          </table:table-cell>
          <table:table-cell office:value-type="string">
            <text:p><text:s text:c="2"/>Mixed woodland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COOL FIELDS AND WOODS</text:p>
          </table:table-cell>
          <table:table-cell office:value-type="float" office:value="18">
            <text:p>18</text:p>
          </table:table-cell>
          <table:table-cell office:value-type="string">
            <text:p><text:s text:c="2"/>Wooded grassland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/>FOREST AND FIELD</text:p>
          </table:table-cell>
          <table:table-cell office:value-type="float" office:value="18">
            <text:p>18</text:p>
          </table:table-cell>
          <table:table-cell office:value-type="string">
            <text:p><text:s text:c="2"/>Wooded grassland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/>COOL FOREST AND FIELD</text:p>
          </table:table-cell>
          <table:table-cell office:value-type="float" office:value="18">
            <text:p>18</text:p>
          </table:table-cell>
          <table:table-cell office:value-type="string">
            <text:p><text:s text:c="2"/>Wooded grassland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/>FIELDS AND WOODY SAVANNA</text:p>
          </table:table-cell>
          <table:table-cell office:value-type="float" office:value="18">
            <text:p>18</text:p>
          </table:table-cell>
          <table:table-cell office:value-type="string">
            <text:p><text:s text:c="2"/>Wooded grassland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SUCCULENT AND THORN SCRUB</text:p>
          </table:table-cell>
          <table:table-cell office:value-type="float" office:value="13">
            <text:p>13</text:p>
          </table:table-cell>
          <table:table-cell office:value-type="string">
            <text:p><text:s text:c="2"/>Deciduous shrub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/>SMALL LEAF MIXED WOODS</text:p>
          </table:table-cell>
          <table:table-cell office:value-type="float" office:value="6">
            <text:p>6</text:p>
          </table:table-cell>
          <table:table-cell office:value-type="string">
            <text:p><text:s text:c="2"/>Deciduous broadleaf tree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/>DECIDUOUS AND MIXED BOREAL FOREST</text:p>
          </table:table-cell>
          <table:table-cell office:value-type="float" office:value="5">
            <text:p>5</text:p>
          </table:table-cell>
          <table:table-cell office:value-type="string">
            <text:p><text:s text:c="2"/>Deciduous needleleaf tree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/>NARROW CONIFERS</text:p>
          </table:table-cell>
          <table:table-cell office:value-type="float" office:value="4">
            <text:p>4</text:p>
          </table:table-cell>
          <table:table-cell office:value-type="string">
            <text:p><text:s text:c="2"/>Evergreen needleleaf tree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/>WOODED TUNDRA</text:p>
          </table:table-cell>
          <table:table-cell office:value-type="float" office:value="11">
            <text:p>11</text:p>
          </table:table-cell>
          <table:table-cell office:value-type="string">
            <text:p><text:s text:c="2"/>Tundra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/>HEATH SCRUB</text:p>
          </table:table-cell>
          <table:table-cell office:value-type="float" office:value="12">
            <text:p>12</text:p>
          </table:table-cell>
          <table:table-cell office:value-type="string">
            <text:p><text:s text:c="2"/>Evergreen shrub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/>COASTAL WETLAND - NW</text:p>
          </table:table-cell>
          <table:table-cell office:value-type="float" office:value="0">
            <text:p>0</text:p>
          </table:table-cell>
          <table:table-cell office:value-type="string">
            <text:p><text:s/>Ocean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/>COASTAL WETLAND - NE</text:p>
          </table:table-cell>
          <table:table-cell office:value-type="float" office:value="0">
            <text:p>0</text:p>
          </table:table-cell>
          <table:table-cell office:value-type="string">
            <text:p><text:s/>Ocean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/>COASTAL WETLAND, SE</text:p>
          </table:table-cell>
          <table:table-cell office:value-type="float" office:value="0">
            <text:p>0</text:p>
          </table:table-cell>
          <table:table-cell office:value-type="string">
            <text:p><text:s/>Ocean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/>COASTAL WETLAND - SW</text:p>
          </table:table-cell>
          <table:table-cell office:value-type="float" office:value="0">
            <text:p>0</text:p>
          </table:table-cell>
          <table:table-cell office:value-type="string">
            <text:p><text:s/>Ocean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/>POLAR AND ALPINE DESERT</text:p>
          </table:table-cell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GLACIER ROCK</text:p>
          </table:table-cell>
          <table:table-cell office:value-type="float" office:value="2">
            <text:p>2</text:p>
          </table:table-cell>
          <table:table-cell office:value-type="string">
            <text:p><text:s text:c="2"/>Ice cap/glacier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/>SALT PLAYAS</text:p>
          </table:table-cell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/>MANGROVE</text:p>
          </table:table-cell>
          <table:table-cell office:value-type="float" office:value="20">
            <text:p>20</text:p>
          </table:table-cell>
          <table:table-cell office:value-type="string">
            <text:p><text:s text:c="2"/>Wetland evergreen broadleaf tree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/>WATER AND ISLAND FRINGE</text:p>
          </table:table-cell>
          <table:table-cell office:value-type="float" office:value="0">
            <text:p>0</text:p>
          </table:table-cell>
          <table:table-cell office:value-type="string">
            <text:p><text:s/>Ocean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LAND, WATER, AND SHORE</text:p>
          </table:table-cell>
          <table:table-cell office:value-type="float" office:value="17">
            <text:p>17</text:p>
          </table:table-cell>
          <table:table-cell office:value-type="string">
            <text:p><text:s text:c="2"/>Bog or marsh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/>LAND AND WATER, RIVERS</text:p>
          </table:table-cell>
          <table:table-cell office:value-type="float" office:value="17">
            <text:p>17</text:p>
          </table:table-cell>
          <table:table-cell office:value-type="string">
            <text:p><text:s text:c="2"/>Bog or marsh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/>CROP AND WATER MIXTURES</text:p>
          </table:table-cell>
          <table:table-cell office:value-type="float" office:value="17">
            <text:p>17</text:p>
          </table:table-cell>
          <table:table-cell office:value-type="string">
            <text:p><text:s text:c="2"/>Bog or marsh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/>SOUTHERN HEMISPHERE CONIFERS</text:p>
          </table:table-cell>
          <table:table-cell office:value-type="float" office:value="4">
            <text:p>4</text:p>
          </table:table-cell>
          <table:table-cell office:value-type="string">
            <text:p><text:s text:c="2"/>Evergreen needleleaf tree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/>SOUTHERN HEMISPHERE MIXED FOREST</text:p>
          </table:table-cell>
          <table:table-cell office:value-type="float" office:value="14">
            <text:p>14</text:p>
          </table:table-cell>
          <table:table-cell office:value-type="string">
            <text:p><text:s text:c="2"/>Mixed woodland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/>WET SCLEROPHYLIC FOREST</text:p>
          </table:table-cell>
          <table:table-cell office:value-type="float" office:value="7">
            <text:p>7</text:p>
          </table:table-cell>
          <table:table-cell office:value-type="string">
            <text:p><text:s text:c="2"/>Evergreen broadleaf tree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COASTLINE FRINGE</text:p>
          </table:table-cell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/>BEACHES AND DUNES</text:p>
          </table:table-cell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/>SPARSE DUNES AND RIDGES</text:p>
          </table:table-cell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/>BARE COASTAL DUNES</text:p>
          </table:table-cell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RESIDUAL DUNES AND BEACHES</text:p>
          </table:table-cell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<text:s/>COMPOUND COASTLINES</text:p>
          </table:table-cell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<text:s/>ROCKY CLIFFS AND SLOPES</text:p>
          </table:table-cell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<text:s/>SANDY GRASSLAND AND SHRUBS</text:p>
          </table:table-cell>
          <table:table-cell office:value-type="float" office:value="8">
            <text:p>8</text:p>
          </table:table-cell>
          <table:table-cell office:value-type="string">
            <text:p><text:s text:c="2"/>Short grass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<text:s/>BAMBOO</text:p>
          </table:table-cell>
          <table:table-cell office:value-type="float" office:value="12">
            <text:p>12</text:p>
          </table:table-cell>
          <table:table-cell office:value-type="string">
            <text:p><text:s text:c="2"/>Evergreen shrub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<text:s/>MOIST EUCALYPTUS</text:p>
          </table:table-cell>
          <table:table-cell office:value-type="float" office:value="7">
            <text:p>7</text:p>
          </table:table-cell>
          <table:table-cell office:value-type="string">
            <text:p><text:s text:c="2"/>Evergreen broadleaf tree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/>RAIN GREEN TROPICAL FOREST</text:p>
          </table:table-cell>
          <table:table-cell office:value-type="float" office:value="6">
            <text:p>6</text:p>
          </table:table-cell>
          <table:table-cell office:value-type="string">
            <text:p><text:s text:c="2"/>Deciduous broadleaf tree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/>WOODY SAVANNA</text:p>
          </table:table-cell>
          <table:table-cell office:value-type="float" office:value="18">
            <text:p>18</text:p>
          </table:table-cell>
          <table:table-cell office:value-type="string">
            <text:p><text:s text:c="2"/>Wooded grassland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<text:s/>BROADLEAF CROPS</text:p>
          </table:table-cell>
          <table:table-cell office:value-type="float" office:value="15">
            <text:p>15</text:p>
          </table:table-cell>
          <table:table-cell office:value-type="string">
            <text:p><text:s text:c="2"/>Crop/mixed farming, C3 grassland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/>GRASS CROPS</text:p>
          </table:table-cell>
          <table:table-cell office:value-type="float" office:value="15">
            <text:p>15</text:p>
          </table:table-cell>
          <table:table-cell office:value-type="string">
            <text:p><text:s text:c="2"/>Crop/mixed farming, C3 grassland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<text:s/>CROPS, GRASS, SHRUBS</text:p>
          </table:table-cell>
          <table:table-cell office:value-type="float" office:value="15">
            <text:p>15</text:p>
          </table:table-cell>
          <table:table-cell office:value-type="string">
            <text:p><text:s text:c="2"/>Crop/mixed farming, C3 grassland</text:p>
          </table:table-cell>
          <table:table-cell table:number-columns-repeated="3"/>
        </table:table-row>
      </table:table>
      <table:table table:name="simplificado" table:style-name="ta1" table:print="false">
        <office:forms form:automatic-focus="false" form:apply-design-mode="false"/>
        <table:table-column table:style-name="co1" table:number-columns-repeated="24" table:default-cell-style-name="Default"/>
        <table:table-row table:style-name="ro2">
          <table:table-cell table:style-name="ce1" office:value-type="string" table:number-columns-spanned="2" table:number-rows-spanned="1">
            <text:p>LEAF3</text:p>
          </table:table-cell>
          <table:covered-table-cell/>
          <table:table-cell/>
          <table:table-cell table:style-name="ce1" office:value-type="string" table:number-columns-spanned="2" table:number-rows-spanned="1">
            <text:p>Olson Global Ecosystems</text:p>
          </table:table-cell>
          <table:covered-table-cell/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s/>Ocean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<text:s/>SEA WATER</text:p>
          </table:table-cell>
          <table:table-cell table:number-columns-repeated="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 text:c="2"/>Lakes, rivers, streams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<text:s/>INLAND WATER</text:p>
          </table:table-cell>
          <table:table-cell table:number-columns-repeated="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 text:c="2"/>Ice cap/glacier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<text:s/>GLACIER ICE</text:p>
          </table:table-cell>
          <table:table-cell table:number-columns-repeated="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 text:c="2"/>Desert, bare soil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s/>BARE DESERT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 text:c="2"/>Evergreen needleleaf tre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CONIFEROUS FOREST</text:p>
          </table:table-cell>
          <table:table-cell table:number-columns-repeated="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 text:c="2"/>Deciduous needleleaf tre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DECIDUOUS CONIFER FOREST</text:p>
          </table:table-cell>
          <table:table-cell table:number-columns-repeated="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s text:c="2"/>Deciduous broadleaf tree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DECIDUOUS BROADLEAF FOREST</text:p>
          </table:table-cell>
          <table:table-cell table:number-columns-repeated="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s text:c="2"/>Evergreen broadleaf tree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EVERGREEN BROADLEAF FORESTS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s text:c="2"/>Short gras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/>LOW SPARSE GRASSLAND</text:p>
          </table:table-cell>
          <table:table-cell table:number-columns-repeated="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s text:c="2"/>Tall grass</text:p>
          </table:table-cell>
          <table:table-cell/>
          <table:table-cell office:value-type="float" office:value="7">
            <text:p>7</text:p>
          </table:table-cell>
          <table:table-cell office:value-type="string">
            <text:p><text:s/>TALL GRASSES AND SHRUBS</text:p>
          </table:table-cell>
          <table:table-cell table:number-columns-repeated="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s text:c="2"/>Semi-desert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<text:s/>SEMI DESERT</text:p>
          </table:table-cell>
          <table:table-cell table:number-columns-repeated="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2"/>Tundra</text:p>
          </table:table-cell>
          <table:table-cell/>
          <table:table-cell office:value-type="float" office:value="9">
            <text:p>9</text:p>
          </table:table-cell>
          <table:table-cell office:value-type="string">
            <text:p><text:s/>UPLAND TUNDRA</text:p>
          </table:table-cell>
          <table:table-cell table:number-columns-repeated="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s text:c="2"/>Evergreen shrub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<text:s/>SHRUB EVERGREEN</text:p>
          </table:table-cell>
          <table:table-cell table:number-columns-repeated="19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s text:c="2"/>Deciduous shrub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<text:s/>SHRUB DECIDUOUS</text:p>
          </table:table-cell>
          <table:table-cell table:number-columns-repeated="19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s text:c="2"/>Mixed woodland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<text:s/>MIXED FOREST AND FIELD</text:p>
          </table:table-cell>
          <table:table-cell table:number-columns-repeated="1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s text:c="2"/>Crop/mixed farming, C3 grassland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<text:s/>COOL CROPS AND TOWNS</text:p>
          </table:table-cell>
          <table:table-cell table:number-columns-repeated="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s text:c="2"/>Irrigated crop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<text:s/>IRRIGATED GRASSLAND</text:p>
          </table:table-cell>
          <table:table-cell table:number-columns-repeated="19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s text:c="2"/>Bog or marsh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<text:s/>WOODED WET SWAMP</text:p>
          </table:table-cell>
          <table:table-cell table:number-columns-repeated="19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s text:c="2"/>Wooded grassland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<text:s/>EVERGREEN FOREST AND FIELDS</text:p>
          </table:table-cell>
          <table:table-cell table:number-columns-repeated="19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s text:c="2"/>Urban and built u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/>URBAN</text:p>
          </table:table-cell>
          <table:table-cell table:number-columns-repeated="19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s text:c="2"/>Wetland evergreen broadleaf tree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<text:s/>MANGROVE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implificado.C26:simplificado.I119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0">10/12/2007</text:date>, <text:time>11:42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werton</meta:initial-creator>
    <meta:creation-date>2007-10-25T11:41:17</meta:creation-date>
    <dc:creator>Ewerton</dc:creator>
    <dc:date>2007-12-10T11:42:03</dc:date>
    <meta:editing-cycles>44</meta:editing-cycles>
    <meta:editing-duration>PT6H32M26S</meta:editing-duration>
    <meta:user-defined meta:name="Info 1"/>
    <meta:user-defined meta:name="Info 2"/>
    <meta:user-defined meta:name="Info 3"/>
    <meta:user-defined meta:name="Info 4"/>
    <meta:document-statistic meta:table-count="3" meta:cell-count="530"/>
  </office:meta>
</office:document-meta>
</file>